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23D86B372BC29CA0.png" manifest:media-type="image/png"/>
  <manifest:file-entry manifest:full-path="Pictures/10000201000002B40000020DB248811D2E442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217" officeooo:paragraph-rsid="000bf217"/>
    </style:style>
    <style:style style:name="P2" style:family="paragraph" style:parent-style-name="Standard">
      <style:text-properties officeooo:rsid="000e9674" officeooo:paragraph-rsid="000e967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54"/><text:span text:style-name="T2">LINUX REDIRECTING &amp;PIPING</text:span></text:p>
      <text:p text:style-name="P1"><draw:frame draw:style-name="fr1" draw:name="Image2" text:anchor-type="paragraph" svg:x="-0.231cm" svg:y="15.427cm" svg:width="18.092cm" svg:height="10.294cm" draw:z-index="1"><draw:image xlink:href="Pictures/10000201000002B40000020DB248811D2E442BAB.png" xlink:type="simple" xlink:show="embed" xlink:actuate="onLoad" loext:mime-type="image/png"/></draw:frame><draw:frame draw:style-name="fr1" draw:name="Image1" text:anchor-type="paragraph" svg:x="-1.214cm" svg:y="1.207cm" svg:width="20.001cm" svg:height="13.402cm" draw:z-index="0"><draw:image xlink:href="Pictures/10000201000006400000038423D86B372BC29C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0:47:56.149044660</meta:creation-date>
    <dc:date>2022-04-26T13:53:30.538543959</dc:date>
    <meta:editing-duration>PT11M21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3" meta:character-count="79" meta:non-whitespace-character-count="23"/>
  </office:meta>
</office:document-meta>
</file>